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decorativ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7mm"/>
    </style:style>
    <style:style style:name="co2" style:family="table-column">
      <style:table-column-properties fo:break-before="auto" style:column-width="27.53mm"/>
    </style:style>
    <style:style style:name="co3" style:family="table-column">
      <style:table-column-properties fo:break-before="auto" style:column-width="25.96mm"/>
    </style:style>
    <style:style style:name="co4" style:family="table-column">
      <style:table-column-properties fo:break-before="auto" style:column-width="25.65mm"/>
    </style:style>
    <style:style style:name="co5" style:family="table-column">
      <style:table-column-properties fo:break-before="auto" style:column-width="23.11mm"/>
    </style:style>
    <style:style style:name="co6" style:family="table-column">
      <style:table-column-properties fo:break-before="auto" style:column-width="21.54mm"/>
    </style:style>
    <style:style style:name="co7" style:family="table-column">
      <style:table-column-properties fo:break-before="auto" style:column-width="26.92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37.47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3mm" fo:break-before="auto" style:use-optimal-row-height="true"/>
    </style:style>
    <style:style style:name="ro4" style:family="table-row">
      <style:table-row-properties style:row-height="1.83mm" fo:break-before="auto" style:use-optimal-row-height="fals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2.89mm" fo:break-before="auto" style:use-optimal-row-height="true"/>
    </style:style>
    <style:style style:name="ta1" style:family="table" style:master-page-name="PageStyle_5f_Faciles">
      <style:table-properties table:display="true" style:writing-mode="lr-tb"/>
    </style:style>
    <style:style style:name="ta2" style:family="table" style:master-page-name="PageStyle_5f_Cumulé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Saisie">
      <style:table-cell-properties style:glyph-orientation-vertical="0" style:cell-protect="protected" style:print-content="true" fo:wrap-option="no-wrap" style:direction="ltr" style:rotation-angle="0" style:shrink-to-fit="false" style:vertical-align="automatic" loext:vertical-justify="auto"/>
      <style:paragraph-properties css3t:text-justify="auto" style:writing-mode="page"/>
    </style:style>
    <style:style style:name="ce7" style:family="table-cell" style:parent-style-name="Calcul" style:data-style-name="N116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wrap-option="wrap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aci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251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entes HT et TTC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office:value-type="string" calcext:value-type="string">
            <text:p>Taux de TVA</text:p>
          </table:table-cell>
          <table:table-cell table:style-name="Saisie" office:value-type="currency" office:currency="EUR" office:value="0.196" calcext:value-type="currency">
            <text:p>0,20 €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Ventes H.T.</text:p>
          </table:table-cell>
          <table:covered-table-cell table:number-columns-repeated="2" table:style-name="ce3"/>
          <table:table-cell table:number-columns-repeated="1020"/>
        </table:table-row>
        <table:table-row table:style-name="ro4">
          <table:table-cell/>
          <table:table-cell table:style-name="ce3" table:number-columns-repeated="3"/>
          <table:table-cell table:number-columns-repeated="1020"/>
        </table:table-row>
        <table:table-row table:style-name="ro2">
          <table:table-cell/>
          <table:table-cell table:style-name="Entête" office:value-type="string" calcext:value-type="string">
            <text:p>Janvier</text:p>
          </table:table-cell>
          <table:table-cell table:style-name="Entête" office:value-type="string" calcext:value-type="string">
            <text:p>Février</text:p>
          </table:table-cell>
          <table:table-cell table:style-name="Entête" office:value-type="string" calcext:value-type="string">
            <text:p>Mars</text:p>
          </table:table-cell>
          <table:table-cell table:style-name="Entête" office:value-type="string" calcext:value-type="string">
            <text:p>Total HT</text:p>
          </table:table-cell>
          <table:table-cell table:style-name="Entête" office:value-type="string" calcext:value-type="string">
            <text:p>Total TT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mises</text:p>
          </table:table-cell>
          <table:table-cell table:style-name="Saisie" office:value-type="currency" office:currency="EUR" office:value="1492.05" calcext:value-type="currency">
            <text:p>1 492,05 €</text:p>
          </table:table-cell>
          <table:table-cell table:style-name="Saisie" office:value-type="currency" office:currency="EUR" office:value="1243.17" calcext:value-type="currency">
            <text:p>1 243,17 €</text:p>
          </table:table-cell>
          <table:table-cell table:style-name="Saisie" office:value-type="currency" office:currency="EUR" office:value="1444.28" calcext:value-type="currency">
            <text:p>1 444,28 €</text:p>
          </table:table-cell>
          <table:table-cell table:style-name="Calcul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Pantalons</text:p>
          </table:table-cell>
          <table:table-cell table:style-name="Saisie" office:value-type="currency" office:currency="EUR" office:value="844.66" calcext:value-type="currency">
            <text:p>844,66 €</text:p>
          </table:table-cell>
          <table:table-cell table:style-name="Saisie" office:value-type="currency" office:currency="EUR" office:value="667.2" calcext:value-type="currency">
            <text:p>667,20 €</text:p>
          </table:table-cell>
          <table:table-cell table:style-name="Saisie" office:value-type="currency" office:currency="EUR" office:value="853.95" calcext:value-type="currency">
            <text:p>853,95 €</text:p>
          </table:table-cell>
          <table:table-cell table:style-name="Calcul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Vestes</text:p>
          </table:table-cell>
          <table:table-cell table:style-name="Saisie" office:value-type="currency" office:currency="EUR" office:value="931.49" calcext:value-type="currency">
            <text:p>931,49 €</text:p>
          </table:table-cell>
          <table:table-cell table:style-name="Saisie" office:value-type="currency" office:currency="EUR" office:value="1416.11" calcext:value-type="currency">
            <text:p>1 416,11 €</text:p>
          </table:table-cell>
          <table:table-cell table:style-name="Saisie" office:value-type="currency" office:currency="EUR" office:value="883.54" calcext:value-type="currency">
            <text:p>883,54 €</text:p>
          </table:table-cell>
          <table:table-cell table:style-name="Calcul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Chaussures</text:p>
          </table:table-cell>
          <table:table-cell table:style-name="Saisie" office:value-type="currency" office:currency="EUR" office:value="538.83" calcext:value-type="currency">
            <text:p>538,83 €</text:p>
          </table:table-cell>
          <table:table-cell table:style-name="Saisie" office:value-type="currency" office:currency="EUR" office:value="1092.76" calcext:value-type="currency">
            <text:p>1 092,76 €</text:p>
          </table:table-cell>
          <table:table-cell table:style-name="Saisie" office:value-type="currency" office:currency="EUR" office:value="1298.34" calcext:value-type="currency">
            <text:p>1 298,34 €</text:p>
          </table:table-cell>
          <table:table-cell table:style-name="Calcul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style-name="Calcul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Explications" office:value-type="string" calcext:value-type="string">
            <text:p>Rappel : une formule commence par le signe =. Pensez toujours à vérifier vos formules en contrôlant ce que le tableur a calculé.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5">
          <table:table-cell table:style-name="Instructions" office:value-type="string" calcext:value-type="string">
            <text:p>Saisissez une formule de calcul du total hors taxes en E7, =somme(B8:D8), puis étendez jusque E10.</text:p>
          </table:table-cell>
          <table:table-cell table:style-name="Default" table:number-columns-repeated="10"/>
          <table:table-cell table:number-columns-repeated="1013"/>
        </table:table-row>
        <table:table-row table:style-name="ro5">
          <table:table-cell table:style-name="Instructions" office:value-type="string" calcext:value-type="string">
            <text:p>Saisissez une formule de calcul du total toutes <text:s/>taxes comprises en F7, puis étendez jusque F10. Inspirez-vous des exemples précédents</text:p>
          </table:table-cell>
          <table:table-cell table:style-name="Default" table:number-columns-repeated="10"/>
          <table:table-cell table:number-columns-repeated="1013"/>
        </table:table-row>
        <table:table-row table:style-name="ro2" table:number-rows-repeated="2">
          <table:table-cell table:style-name="Default" table:number-columns-repeated="11"/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mulé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252" table:default-cell-style-name="ce2"/>
        <table:table-column table:style-name="co6" table:number-columns-repeated="768" table:default-cell-style-name="Default"/>
        <table:table-row table:style-name="ro2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Mois</text:p>
          </table:table-cell>
          <table:table-cell table:style-name="ce5" office:value-type="string" calcext:value-type="string">
            <text:p>Chiffre d'affaires</text:p>
          </table:table-cell>
          <table:table-cell table:style-name="ce8" office:value-type="string" calcext:value-type="string">
            <text:p>Chiffre d'affaires cumulé depuis le mois de janvier</text:p>
          </table:table-cell>
          <table:table-cell table:style-name="ce9" office:value-type="string" calcext:value-type="string">
            <text:p>Valeurs que vous devez trouver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Janvier</text:p>
          </table:table-cell>
          <table:table-cell table:style-name="ce6" office:value-type="currency" office:currency="EUR" office:value="2351.76" calcext:value-type="currency">
            <text:p>2 351,76 €</text:p>
          </table:table-cell>
          <table:table-cell table:style-name="Calcul"/>
          <table:table-cell table:style-name="ce10" office:value-type="currency" office:currency="EUR" office:value="2351.76" calcext:value-type="currency">
            <text:p>2 351,7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février</text:p>
          </table:table-cell>
          <table:table-cell table:style-name="ce6" office:value-type="currency" office:currency="EUR" office:value="3148.66" calcext:value-type="currency">
            <text:p>3 148,66 €</text:p>
          </table:table-cell>
          <table:table-cell table:style-name="Calcul"/>
          <table:table-cell table:style-name="ce10" office:value-type="currency" office:currency="EUR" office:value="5500.42" calcext:value-type="currency">
            <text:p>5 500,42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mars</text:p>
          </table:table-cell>
          <table:table-cell table:style-name="ce6" office:value-type="currency" office:currency="EUR" office:value="5114.27" calcext:value-type="currency">
            <text:p>5 114,27 €</text:p>
          </table:table-cell>
          <table:table-cell table:style-name="Calcul"/>
          <table:table-cell table:style-name="ce10" office:value-type="currency" office:currency="EUR" office:value="10614.69" calcext:value-type="currency">
            <text:p>10 614,69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avril</text:p>
          </table:table-cell>
          <table:table-cell table:style-name="ce6" office:value-type="currency" office:currency="EUR" office:value="9403.57" calcext:value-type="currency">
            <text:p>9 403,57 €</text:p>
          </table:table-cell>
          <table:table-cell table:style-name="Calcul"/>
          <table:table-cell table:style-name="ce10" office:value-type="currency" office:currency="EUR" office:value="20018.26" calcext:value-type="currency">
            <text:p>20 018,2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mai</text:p>
          </table:table-cell>
          <table:table-cell table:style-name="ce6" office:value-type="currency" office:currency="EUR" office:value="4583.79" calcext:value-type="currency">
            <text:p>4 583,79 €</text:p>
          </table:table-cell>
          <table:table-cell table:style-name="Calcul"/>
          <table:table-cell table:style-name="ce10" office:value-type="currency" office:currency="EUR" office:value="24602.05" calcext:value-type="currency">
            <text:p>24 602,05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juin</text:p>
          </table:table-cell>
          <table:table-cell table:style-name="ce6" office:value-type="currency" office:currency="EUR" office:value="9552.99" calcext:value-type="currency">
            <text:p>9 552,99 €</text:p>
          </table:table-cell>
          <table:table-cell table:style-name="Calcul"/>
          <table:table-cell table:style-name="ce10" office:value-type="currency" office:currency="EUR" office:value="34155.04" calcext:value-type="currency">
            <text:p>34 155,04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juillet</text:p>
          </table:table-cell>
          <table:table-cell table:style-name="ce6" office:value-type="currency" office:currency="EUR" office:value="2093.8" calcext:value-type="currency">
            <text:p>2 093,80 €</text:p>
          </table:table-cell>
          <table:table-cell table:style-name="Calcul"/>
          <table:table-cell table:style-name="ce10" office:value-type="currency" office:currency="EUR" office:value="36248.84" calcext:value-type="currency">
            <text:p>36 248,84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août</text:p>
          </table:table-cell>
          <table:table-cell table:style-name="ce6" office:value-type="currency" office:currency="EUR" office:value="5328.69" calcext:value-type="currency">
            <text:p>5 328,69 €</text:p>
          </table:table-cell>
          <table:table-cell table:style-name="Calcul"/>
          <table:table-cell table:style-name="ce10" office:value-type="currency" office:currency="EUR" office:value="41577.53" calcext:value-type="currency">
            <text:p>41 577,53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septembre</text:p>
          </table:table-cell>
          <table:table-cell table:style-name="ce6" office:value-type="currency" office:currency="EUR" office:value="5214.23" calcext:value-type="currency">
            <text:p>5 214,23 €</text:p>
          </table:table-cell>
          <table:table-cell table:style-name="Calcul"/>
          <table:table-cell table:style-name="ce10" office:value-type="currency" office:currency="EUR" office:value="46791.76" calcext:value-type="currency">
            <text:p>46 791,7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octobre</text:p>
          </table:table-cell>
          <table:table-cell table:style-name="ce6" office:value-type="currency" office:currency="EUR" office:value="1155.1" calcext:value-type="currency">
            <text:p>1 155,10 €</text:p>
          </table:table-cell>
          <table:table-cell table:style-name="Calcul"/>
          <table:table-cell table:style-name="ce10" office:value-type="currency" office:currency="EUR" office:value="47946.86" calcext:value-type="currency">
            <text:p>47 946,8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novembre</text:p>
          </table:table-cell>
          <table:table-cell table:style-name="ce6" office:value-type="currency" office:currency="EUR" office:value="6384.3" calcext:value-type="currency">
            <text:p>6 384,30 €</text:p>
          </table:table-cell>
          <table:table-cell table:style-name="Calcul"/>
          <table:table-cell table:style-name="ce10" office:value-type="currency" office:currency="EUR" office:value="54331.16" calcext:value-type="currency">
            <text:p>54 331,1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décembre</text:p>
          </table:table-cell>
          <table:table-cell table:style-name="ce6" office:value-type="currency" office:currency="EUR" office:value="4001.73" calcext:value-type="currency">
            <text:p>4 001,73 €</text:p>
          </table:table-cell>
          <table:table-cell table:style-name="Calcul"/>
          <table:table-cell table:style-name="ce10" office:value-type="currency" office:currency="EUR" office:value="58332.89" calcext:value-type="currency">
            <text:p>58 332,89 €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Instructions" office:value-type="string" calcext:value-type="string">
            <text:p>Facile : saisissez la formule en C15. Utilisez la fonction somme.</text:p>
          </table:table-cell>
          <table:table-cell table:style-name="Default" table:number-columns-repeated="4"/>
          <table:table-cell table:number-columns-repeated="1019"/>
        </table:table-row>
        <table:table-row table:style-name="ro5">
          <table:table-cell table:style-name="Instructions" office:value-type="string" calcext:value-type="string">
            <text:p>Plus difficile : on souhaite remplir la colonne D en écrivant une formule en D3 qu'on va étendre jusque D14. 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Explications" office:value-type="string" calcext:value-type="string">
            <text:p>Réfléchir avant d'agir ! Aide : en D3, on doit calculer la somme de C3 à C3, en D4 la somme de C3 jusque C4, en D5 la somme de C3 jusque C5, ..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Explications" office:value-type="string" calcext:value-type="string">
            <text:p>La formule doit utiliser aussi la fonction somme et les références absolues ou relatives de façon judicieuse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decorativ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2P0" style:volatile="true">
      <number:number number:decimal-places="0" loext:min-decimal-places="0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2P0"/>
    </number:number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7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isie" style:family="table-cell" style:parent-style-name="Default" style:data-style-name="N116">
      <style:table-cell-properties fo:background-color="#eeeeee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" style:family="table-cell" style:parent-style-name="Default">
      <style:table-cell-properties fo:background-color="#ffd32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ntête" style:family="table-cell" style:parent-style-name="Default">
      <style:table-cell-properties fo:background-color="#ffff99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Instructions" style:family="table-cell" style:parent-style-name="Default">
      <style:table-cell-properties fo:background-color="transparent"/>
      <style:text-properties fo:color="#ff3333" fo:font-size="10.5pt" fo:font-style="italic" fo:font-weight="bold"/>
    </style:style>
    <style:style style:name="Explications" style:family="table-cell" style:parent-style-name="Default">
      <style:text-properties fo: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51mm" fo:margin-bottom="12.5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3.97mm"/>
      </style:header-style>
      <style:footer-style>
        <style:header-footer-properties fo:min-height="7.5mm" fo:margin-left="0mm" fo:margin-right="0mm" fo:margin-top="3.97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51mm" fo:margin-bottom="12.5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3.97mm"/>
      </style:header-style>
      <style:footer-style>
        <style:header-footer-properties fo:min-height="7.5mm" fo:margin-left="0mm" fo:margin-right="0mm" fo:margin-top="3.9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15:58.63385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emple" style:display-name="PageStyle_Exemp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éférences1" style:display-name="PageStyle_Références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Références2" style:display-name="PageStyle_Références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ultiplication" style:display-name="PageStyle_Multiplication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aciles" style:display-name="PageStyle_Facil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umulé" style:display-name="PageStyle_Cumulé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es" style:display-name="PageStyle_Not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06T12:59:45</meta:creation-date>
    <dc:date>2016-09-12T18:39:17.455770279</dc:date>
    <meta:print-date>2004-02-02T23:05:26</meta:print-date>
    <meta:editing-cycles>12</meta:editing-cycles>
    <meta:editing-duration>P24DT1H15M51S</meta:editing-duration>
    <meta:generator>LibreOffice/5.1.4.2$Linux_X86_64 LibreOffice_project/10m0$Build-2</meta:generator>
    <dc:creator>Marc Tommasi</dc:creator>
    <meta:document-statistic meta:table-count="2" meta:cell-count="74" meta:object-count="0"/>
  </office:meta>
</office:document-meta>
</file>